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16ab41" officeooo:paragraph-rsid="0016ab41"/>
    </style:style>
    <style:style style:name="P2" style:family="paragraph" style:parent-style-name="Standard">
      <style:paragraph-properties fo:text-align="center" style:justify-single-word="false"/>
      <style:text-properties fo:font-size="15pt" fo:language="zxx" fo:country="none" officeooo:rsid="0016ab41" officeooo:paragraph-rsid="0016ab41" style:font-size-asian="13.1000003814697pt" style:language-asian="zxx" style:country-asian="none" style:font-size-complex="15pt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fo:font-size="15pt" fo:language="zxx" fo:country="none" officeooo:rsid="0016ab41" officeooo:paragraph-rsid="0016ab41" style:font-size-asian="13.1000003814697pt" style:language-asian="zxx" style:country-asian="none" style:font-size-complex="15pt" style:language-complex="zxx" style:country-complex="none"/>
    </style:style>
    <style:style style:name="P4" style:family="paragraph" style:parent-style-name="Standard">
      <style:paragraph-properties fo:text-align="start" style:justify-single-word="false"/>
      <style:text-properties fo:font-size="15pt" fo:language="zxx" fo:country="none" officeooo:rsid="00179ba1" officeooo:paragraph-rsid="00179ba1" style:font-size-asian="13.1000003814697pt" style:language-asian="zxx" style:country-asian="none" style:font-size-complex="15pt" style:language-complex="zxx" style:country-complex="none"/>
    </style:style>
    <style:style style:name="P5" style:family="paragraph" style:parent-style-name="Standard">
      <style:paragraph-properties fo:text-align="start" style:justify-single-word="false"/>
      <style:text-properties fo:font-size="12pt" fo:language="zxx" fo:country="none" officeooo:rsid="0018340c" officeooo:paragraph-rsid="00573763" style:font-size-asian="10.5pt" style:language-asian="zxx" style:country-asian="none" style:font-size-complex="12pt" style:language-complex="zxx" style:country-complex="none"/>
    </style:style>
    <style:style style:name="P6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7" style:family="paragraph" style:parent-style-name="Standard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fo:font-size="54pt" fo:language="zxx" fo:country="none" officeooo:rsid="0016ab41" officeooo:paragraph-rsid="0016ab41" style:font-size-asian="54pt" style:language-asian="zxx" style:country-asian="none" style:font-size-complex="54pt" style:language-complex="zxx" style:country-complex="none"/>
    </style:style>
    <style:style style:name="P9" style:family="paragraph" style:parent-style-name="Standard">
      <style:paragraph-properties fo:text-align="center" style:justify-single-word="false"/>
      <style:text-properties fo:font-size="18pt" fo:language="zxx" fo:country="none" officeooo:rsid="003edd8a" officeooo:paragraph-rsid="003edd8a" style:font-size-asian="18pt" style:language-asian="zxx" style:country-asian="none" style:font-size-complex="18pt" style:language-complex="zxx" style:country-complex="none"/>
    </style:style>
    <style:style style:name="P10" style:family="paragraph" style:parent-style-name="Standard">
      <style:paragraph-properties fo:text-align="center" style:justify-single-word="false"/>
      <style:text-properties fo:font-size="18pt" fo:language="zxx" fo:country="none" officeooo:rsid="00526535" officeooo:paragraph-rsid="00526535" style:font-size-asian="18pt" style:language-asian="zxx" style:country-asian="none" style:font-size-complex="18pt" style:language-complex="zxx" style:country-complex="none"/>
    </style:style>
    <style:style style:name="P11" style:family="paragraph" style:parent-style-name="Standard">
      <style:text-properties fo:font-size="16pt" fo:language="zxx" fo:country="none" officeooo:rsid="003edd8a" officeooo:paragraph-rsid="003edd8a" style:font-size-asian="16pt" style:language-asian="zxx" style:country-asian="none" style:font-size-complex="16pt" style:language-complex="zxx" style:country-complex="none"/>
    </style:style>
    <style:style style:name="P12" style:family="paragraph" style:parent-style-name="Standard">
      <style:text-properties fo:font-size="16pt" fo:language="zxx" fo:country="none" officeooo:rsid="003f983a" officeooo:paragraph-rsid="003f983a" style:font-size-asian="16pt" style:language-asian="zxx" style:country-asian="none" style:font-size-complex="16pt" style:language-complex="zxx" style:country-complex="none"/>
    </style:style>
    <style:style style:name="P13" style:family="paragraph" style:parent-style-name="Standard">
      <style:text-properties fo:font-size="16pt" fo:language="zxx" fo:country="none" officeooo:rsid="0041e36b" officeooo:paragraph-rsid="0041e36b" style:font-size-asian="16pt" style:language-asian="zxx" style:country-asian="none" style:font-size-complex="16pt" style:language-complex="zxx" style:country-complex="none"/>
    </style:style>
    <style:style style:name="P14" style:family="paragraph" style:parent-style-name="Standard">
      <style:paragraph-properties fo:text-align="start" style:justify-single-word="false"/>
      <style:text-properties fo:font-size="14pt" fo:language="zxx" fo:country="none" officeooo:rsid="0018340c" officeooo:paragraph-rsid="00573763" style:font-size-asian="14pt" style:language-asian="zxx" style:country-asian="none" style:font-size-complex="14pt" style:language-complex="zxx" style:country-complex="none"/>
    </style:style>
    <style:style style:name="P15" style:family="paragraph" style:parent-style-name="Standard">
      <style:paragraph-properties fo:text-align="start" style:justify-single-word="false"/>
      <style:text-properties fo:font-size="14pt" fo:language="zxx" fo:country="none" officeooo:rsid="00179ba1" officeooo:paragraph-rsid="00573763" style:font-size-asian="14pt" style:language-asian="zxx" style:country-asian="none" style:font-size-complex="14pt" style:language-complex="zxx" style:country-complex="none"/>
    </style:style>
    <style:style style:name="P16" style:family="paragraph" style:parent-style-name="Standard">
      <style:paragraph-properties fo:text-align="start" style:justify-single-word="false"/>
      <style:text-properties fo:font-size="14pt" fo:language="zxx" fo:country="none" officeooo:rsid="00361c9f" officeooo:paragraph-rsid="005ab6d1" style:font-size-asian="14pt" style:language-asian="zxx" style:country-asian="none" style:font-size-complex="14pt" style:language-complex="zxx" style:country-complex="none"/>
    </style:style>
    <style:style style:name="P17" style:family="paragraph" style:parent-style-name="Standard">
      <style:paragraph-properties fo:text-align="start" style:justify-single-word="false"/>
      <style:text-properties fo:font-size="14pt" fo:language="zxx" fo:country="none" fo:font-weight="bold" officeooo:rsid="005b9d3d" officeooo:paragraph-rsid="005b9d3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8" style:family="paragraph" style:parent-style-name="Standard">
      <style:text-properties officeooo:rsid="0005091b" officeooo:paragraph-rsid="005ab6d1"/>
    </style:style>
    <style:style style:name="P19" style:family="paragraph" style:parent-style-name="Standard">
      <style:text-properties officeooo:rsid="001972c5" officeooo:paragraph-rsid="005ab6d1"/>
    </style:style>
    <style:style style:name="T1" style:family="text">
      <style:text-properties officeooo:rsid="004c53e5"/>
    </style:style>
    <style:style style:name="T2" style:family="text">
      <style:text-properties officeooo:rsid="002876a5"/>
    </style:style>
    <style:style style:name="T3" style:family="text">
      <style:text-properties officeooo:rsid="003a0b04"/>
    </style:style>
    <style:style style:name="T4" style:family="text">
      <style:text-properties officeooo:rsid="003f4dc9"/>
    </style:style>
    <style:style style:name="T5" style:family="text">
      <style:text-properties officeooo:rsid="00407bd1"/>
    </style:style>
    <style:style style:name="T6" style:family="text">
      <style:text-properties officeooo:rsid="0042c5a7"/>
    </style:style>
    <style:style style:name="T7" style:family="text">
      <style:text-properties officeooo:rsid="003789d3"/>
    </style:style>
    <style:style style:name="T8" style:family="text">
      <style:text-properties officeooo:rsid="000b7927"/>
    </style:style>
    <style:style style:name="T9" style:family="text">
      <style:text-properties officeooo:rsid="001b5d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8"/>
      <text:p text:style-name="P8"/>
      <text:p text:style-name="P8"/>
      <text:p text:style-name="P8">Projet tutoré #2</text:p>
      <text:p text:style-name="P8">Démineur - <text:span text:style-name="T3">Java</text:span></text:p>
      <text:p text:style-name="P2"/>
      <text:p text:style-name="P4"/>
      <text:p text:style-name="P3"/>
      <text:p text:style-name="P2"/>
      <text:p text:style-name="P2"/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7"/>
      <text:p text:style-name="P6"/>
      <text:p text:style-name="P6"/>
      <text:p text:style-name="P9">Table des matières</text:p>
      <text:p text:style-name="P9"/>
      <text:p text:style-name="P6"/>
      <text:p text:style-name="P11">1. Introduction</text:p>
      <text:p text:style-name="P11"/>
      <text:p text:style-name="P11">2. Description des fonctionnalités</text:p>
      <text:p text:style-name="P11"/>
      <text:p text:style-name="P11">3. <text:span text:style-name="T4">Structure du programme et diagramme de classe</text:span></text:p>
      <text:p text:style-name="P11"/>
      <text:p text:style-name="P12">4. <text:span text:style-name="T5">Algorithme de révélation</text:span></text:p>
      <text:p text:style-name="P12"/>
      <text:p text:style-name="P13">5. <text:span text:style-name="T6">Conclusion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<text:soft-page-break/></text:p>
      <text:p text:style-name="P10">Introduction</text:p>
      <text:p text:style-name="P10"/>
      <text:p text:style-name="P5"/>
      <text:p text:style-name="P14">Le jeu du démineur est un jeu à un seul joueur dont le but est de révéler toutes les cases non minées d’une grille <text:span text:style-name="T2">sans cliquer sur une mine, sinon la partie s'arrête</text:span>.</text:p>
      <text:p text:style-name="P15"/>
      <text:p text:style-name="P15"/>
      <text:p text:style-name="P15"/>
      <text:p text:style-name="P17">Description des classes</text:p>
      <text:p text:style-name="P18">La classe principale est GameWindow. <text:span text:style-name="T8">Elle </text:span>hérit<text:span text:style-name="T8">e </text:span>de JFrame <text:span text:style-name="T8">et reçoit les panneaux et cellules qui composent le jeu. Le premier panneau menu permet de reprendre ou configurer une partie, ou quitter.</text:span></text:p>
      <text:p text:style-name="P19">Les <text:span text:style-name="T9">methodes actionPerformed des boutons exécutent les différents changements de panneau/vue. </text:span></text:p>
      <text:p text:style-name="P16">On a les panneaux suivants : <text:span text:style-name="T7">menu,config, <text:s/>minepane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6ab41" officeooo:paragraph-rsid="0016ab41"/>
    </style:style>
    <style:style style:name="MT1" style:family="text">
      <style:text-properties officeooo:rsid="004c53e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Julien Hoeglund<text:tab/><text:span text:style-name="MT1">2018</text:span><text:tab/>IUT de Fontainebleau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20:04:27.719535154</meta:creation-date>
    <dc:date>2018-05-04T16:28:17.836921743</dc:date>
    <meta:editing-duration>PT33M32S</meta:editing-duration>
    <meta:editing-cycles>42</meta:editing-cycles>
    <meta:generator>LibreOffice/5.4.6.2$Linux_X86_64 LibreOffice_project/40m0$Build-2</meta:generator>
    <meta:document-statistic meta:table-count="0" meta:image-count="0" meta:object-count="0" meta:page-count="3" meta:paragraph-count="15" meta:word-count="123" meta:character-count="772" meta:non-whitespace-character-count="662"/>
  </office:meta>
</office:document-meta>
</file>